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Open Sans" svg:font-family="Open Sans" style:font-family-generic="roman" svg:panose-1="0 0 0 0 0 0 0 0 0 0"/>
    <style:font-face style:name="Amazon Ember" svg:font-family="Amazon Ember" style:font-family-generic="roman" svg:panose-1="0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style:style>
    <style:style style:name="P2" style:parent-style-name="NormalWeb" style:family="paragraph">
      <style:paragraph-properties fo:margin-top="0in" fo:background-color="#FFFFFF"/>
      <style:text-properties style:font-name="Open Sans" fo:color="#000000"/>
    </style:style>
    <style:style style:name="P3" style:parent-style-name="NormalWeb" style:family="paragraph">
      <style:paragraph-properties fo:margin-top="0in" fo:background-color="#FFFFFF"/>
      <style:text-properties style:font-name="Open Sans" fo:color="#000000"/>
    </style:style>
    <style:style style:name="P4" style:parent-style-name="NormalWeb" style:family="paragraph">
      <style:paragraph-properties fo:margin-top="0in" fo:background-color="#FFFFFF"/>
      <style:text-properties style:font-name="Open Sans" fo:color="#000000"/>
    </style:style>
    <style:style style:name="P5" style:parent-style-name="NormalWeb" style:family="paragraph">
      <style:paragraph-properties fo:margin-top="0in" fo:background-color="#FFFFFF"/>
      <style:text-properties style:font-name="Open Sans" fo:color="#000000"/>
    </style:style>
    <style:style style:name="P6" style:parent-style-name="NormalWeb" style:family="paragraph">
      <style:paragraph-properties fo:background-color="#FFFFFF"/>
      <style:text-properties style:font-name="Open Sans" fo:color="#000000"/>
    </style:style>
    <style:style style:name="P7" style:parent-style-name="NormalWeb" style:family="paragraph">
      <style:paragraph-properties fo:background-color="#FFFFFF"/>
      <style:text-properties style:font-name="Open Sans" fo:color="#000000"/>
    </style:style>
    <style:style style:name="P8" style:parent-style-name="NormalWeb" style:family="paragraph">
      <style:paragraph-properties fo:background-color="#FFFFFF"/>
      <style:text-properties style:font-name="Open Sans" fo:color="#000000"/>
    </style:style>
    <style:style style:name="P9" style:parent-style-name="NormalWeb" style:family="paragraph">
      <style:paragraph-properties fo:background-color="#FFFFFF"/>
    </style:style>
    <style:style style:name="T10" style:parent-style-name="DefaultParagraphFont" style:family="text">
      <style:text-properties style:font-name="Open Sans" fo:color="#000000"/>
    </style:style>
    <style:style style:name="T11" style:parent-style-name="DefaultParagraphFont" style:family="text">
      <style:text-properties style:font-name="Open Sans" fo:color="#000000"/>
    </style:style>
    <style:style style:name="T12" style:parent-style-name="DefaultParagraphFont" style:family="text">
      <style:text-properties style:font-name="Open Sans" fo:color="#000000"/>
    </style:style>
    <style:style style:name="T13" style:parent-style-name="DefaultParagraphFont" style:family="text">
      <style:text-properties style:font-name="Open Sans" fo:color="#000000"/>
    </style:style>
    <style:style style:name="T14" style:parent-style-name="DefaultParagraphFont" style:family="text">
      <style:text-properties style:font-name="Open Sans" fo:color="#000000"/>
    </style:style>
    <style:style style:name="T15" style:parent-style-name="Hyperlink" style:family="text">
      <style:text-properties style:font-name="Open Sans"/>
    </style:style>
    <style:style style:name="P16" style:parent-style-name="NormalWeb" style:family="paragraph">
      <style:paragraph-properties fo:background-color="#FFFFFF"/>
      <style:text-properties style:font-name="Open Sans" fo:color="#000000"/>
    </style:style>
    <style:style style:name="P17" style:parent-style-name="NormalWeb" style:family="paragraph">
      <style:paragraph-properties fo:background-color="#FFFFFF"/>
      <style:text-properties style:font-name="Open Sans" fo:color="#000000"/>
    </style:style>
    <style:style style:name="P18" style:parent-style-name="NormalWeb" style:family="paragraph">
      <style:paragraph-properties fo:background-color="#FFFFFF"/>
      <style:text-properties style:font-name="Open Sans" fo:color="#000000"/>
    </style:style>
    <style:style style:name="P19" style:parent-style-name="NormalWeb" style:family="paragraph">
      <style:paragraph-properties fo:background-color="#FFFFFF"/>
      <style:text-properties style:font-name="Open Sans" fo:color="#000000"/>
    </style:style>
    <style:style style:name="P20" style:parent-style-name="NormalWeb" style:family="paragraph">
      <style:paragraph-properties fo:background-color="#FFFFFF"/>
      <style:text-properties style:font-name="Open Sans" fo:color="#000000"/>
    </style:style>
    <style:style style:name="P21" style:parent-style-name="NormalWeb" style:family="paragraph">
      <style:paragraph-properties fo:background-color="#FFFFFF"/>
      <style:text-properties style:font-name="Open Sans" fo:color="#000000"/>
    </style:style>
    <style:style style:name="P22" style:parent-style-name="NormalWeb" style:family="paragraph">
      <style:paragraph-properties fo:background-color="#FFFFFF"/>
      <style:text-properties style:font-name="Open Sans" fo:color="#000000"/>
    </style:style>
    <style:style style:name="P23" style:parent-style-name="NormalWeb" style:family="paragraph">
      <style:paragraph-properties fo:background-color="#FFFFFF"/>
      <style:text-properties style:font-name="Open Sans" fo:color="#000000"/>
    </style:style>
    <style:style style:name="P24" style:parent-style-name="NormalWeb" style:family="paragraph">
      <style:paragraph-properties fo:background-color="#FFFFFF"/>
      <style:text-properties style:font-name="Open Sans" fo:color="#000000"/>
    </style:style>
    <style:style style:name="P25" style:parent-style-name="NormalWeb" style:family="paragraph">
      <style:paragraph-properties fo:background-color="#FFFFFF"/>
      <style:text-properties style:font-name="Open Sans" fo:color="#000000"/>
    </style:style>
    <style:style style:name="P26" style:parent-style-name="NormalWeb" style:family="paragraph">
      <style:paragraph-properties fo:background-color="#FFFFFF"/>
      <style:text-properties style:font-name="Open Sans" fo:color="#000000"/>
    </style:style>
    <style:style style:name="P27" style:parent-style-name="NormalWeb" style:family="paragraph">
      <style:paragraph-properties fo:background-color="#FFFFFF"/>
      <style:text-properties style:font-name="Open Sans" fo:color="#000000"/>
    </style:style>
    <style:style style:name="P28" style:parent-style-name="NormalWeb" style:family="paragraph">
      <style:paragraph-properties fo:background-color="#FFFFFF"/>
      <style:text-properties style:font-name="Open Sans" fo:color="#000000"/>
    </style:style>
    <style:style style:name="P29" style:parent-style-name="NormalWeb" style:family="paragraph">
      <style:paragraph-properties fo:background-color="#FFFFFF"/>
      <style:text-properties style:font-name="Open Sans" fo:color="#000000"/>
    </style:style>
    <style:style style:name="P30" style:parent-style-name="NormalWeb" style:family="paragraph">
      <style:paragraph-properties fo:background-color="#FFFFFF"/>
      <style:text-properties style:font-name="Open Sans" fo:color="#000000"/>
    </style:style>
    <style:style style:name="P31" style:parent-style-name="NormalWeb" style:family="paragraph">
      <style:paragraph-properties fo:background-color="#FFFFFF"/>
      <style:text-properties style:font-name="Open Sans" fo:color="#000000"/>
    </style:style>
    <style:style style:name="P32" style:parent-style-name="NormalWeb" style:family="paragraph">
      <style:paragraph-properties fo:background-color="#FFFFFF"/>
      <style:text-properties style:font-name="Open Sans" fo:color="#000000"/>
    </style:style>
    <style:style style:name="P33" style:parent-style-name="NormalWeb" style:family="paragraph">
      <style:paragraph-properties fo:background-color="#FFFFFF"/>
      <style:text-properties style:font-name="Open Sans" fo:color="#000000"/>
    </style:style>
    <style:style style:name="P34" style:parent-style-name="NormalWeb" style:family="paragraph">
      <style:paragraph-properties fo:background-color="#FFFFFF"/>
      <style:text-properties style:font-name="Open Sans" fo:color="#000000"/>
    </style:style>
    <style:style style:name="P35" style:parent-style-name="NormalWeb" style:family="paragraph">
      <style:paragraph-properties fo:background-color="#FFFFFF"/>
      <style:text-properties style:font-name="Open Sans" fo:color="#000000"/>
    </style:style>
    <style:style style:name="P36" style:parent-style-name="NormalWeb" style:family="paragraph">
      <style:paragraph-properties fo:background-color="#FFFFFF"/>
      <style:text-properties style:font-name="Open Sans" fo:color="#000000"/>
    </style:style>
    <style:style style:name="P37" style:parent-style-name="NormalWeb" style:family="paragraph">
      <style:paragraph-properties fo:background-color="#FFFFFF"/>
      <style:text-properties style:font-name="Open Sans" fo:color="#000000"/>
    </style:style>
    <style:style style:name="P38" style:parent-style-name="NormalWeb" style:family="paragraph">
      <style:paragraph-properties fo:background-color="#FFFFFF"/>
      <style:text-properties style:font-name="Open Sans" fo:color="#000000"/>
    </style:style>
    <style:style style:name="P39" style:parent-style-name="NormalWeb" style:family="paragraph">
      <style:paragraph-properties fo:background-color="#FFFFFF"/>
      <style:text-properties style:font-name="Open Sans" fo:color="#000000"/>
    </style:style>
    <style:style style:name="P40" style:parent-style-name="NormalWeb" style:family="paragraph">
      <style:paragraph-properties fo:background-color="#FFFFFF"/>
      <style:text-properties style:font-name="Open Sans" fo:color="#000000"/>
    </style:style>
    <style:style style:name="P41" style:parent-style-name="NormalWeb" style:family="paragraph">
      <style:paragraph-properties fo:background-color="#FFFFFF"/>
      <style:text-properties style:font-name="Open Sans" fo:color="#000000"/>
    </style:style>
    <style:style style:name="P42" style:parent-style-name="NormalWeb" style:family="paragraph">
      <style:paragraph-properties fo:background-color="#FFFFFF"/>
      <style:text-properties style:font-name="Open Sans" fo:color="#000000"/>
    </style:style>
    <style:style style:name="P43" style:parent-style-name="NormalWeb" style:family="paragraph">
      <style:paragraph-properties fo:background-color="#FFFFFF"/>
      <style:text-properties style:font-name="Open Sans" fo:color="#000000"/>
    </style:style>
    <style:style style:name="P44" style:parent-style-name="NormalWeb" style:family="paragraph">
      <style:paragraph-properties fo:background-color="#FFFFFF"/>
      <style:text-properties style:font-name="Open Sans" fo:color="#000000"/>
    </style:style>
    <style:style style:name="P45" style:parent-style-name="NormalWeb" style:family="paragraph">
      <style:paragraph-properties fo:background-color="#FFFFFF"/>
      <style:text-properties style:font-name="Open Sans" fo:color="#000000"/>
    </style:style>
    <style:style style:name="P46" style:parent-style-name="NormalWeb" style:family="paragraph">
      <style:paragraph-properties fo:background-color="#FFFFFF"/>
      <style:text-properties style:font-name="Open Sans" fo:color="#000000"/>
    </style:style>
    <style:style style:name="P47" style:parent-style-name="NormalWeb" style:family="paragraph">
      <style:paragraph-properties fo:margin-top="0in" fo:background-color="#FFFFFF"/>
      <style:text-properties style:font-name="Open Sans" fo:color="#000000"/>
    </style:style>
    <style:style style:name="P48" style:parent-style-name="Heading1" style:family="paragraph">
      <style:paragraph-properties fo:margin-top="0.3125in" fo:margin-bottom="0.1041in" style:line-height-at-least="0.2041in" fo:background-color="#FFFFFF"/>
      <style:text-properties style:font-name="Amazon Ember" fo:font-weight="normal" style:font-weight-asian="normal" style:font-weight-complex="normal" fo:color="#16191F" fo:font-size="27pt" style:font-size-asian="27pt" style:font-size-complex="27pt"/>
    </style:style>
    <style:style style:name="P49" style:parent-style-name="Normal" style:family="paragraph">
      <style:paragraph-properties fo:background-color="#FFFFFF"/>
    </style:style>
    <style:style style:name="T50" style:parent-style-name="Hyperlink" style:family="text">
      <style:text-properties style:font-name="Amazon Ember" fo:font-weight="bold" style:font-weight-asian="bold" style:font-weight-complex="bold" fo:font-size="10pt" style:font-size-asian="10pt" style:font-size-complex="10pt"/>
    </style:style>
    <style:style style:name="T51" style:parent-style-name="Hyperlink" style:family="text">
      <style:text-properties style:font-name="Amazon Ember" fo:font-weight="bold" style:font-weight-asian="bold" style:font-weight-complex="bold" fo:font-size="10pt" style:font-size-asian="10pt" style:font-size-complex="10pt"/>
    </style:style>
    <style:style style:name="TableColumn53" style:family="table-column">
      <style:table-column-properties style:column-width="6.0027in"/>
    </style:style>
    <style:style style:name="Table52" style:family="table">
      <style:table-properties style:width="6.0027in" fo:margin-left="0in" table:align="left"/>
    </style:style>
    <style:style style:name="TableRow54" style:family="table-row">
      <style:table-row-properties/>
    </style:style>
    <style:style style:name="TableCell55" style:family="table-cell">
      <style:table-cell-properties fo:border-top="none" fo:border-left="none" fo:border-bottom="0.0104in solid #000000" fo:border-right="0.0104in solid #000000" style:writing-mode="lr-tb" fo:padding-top="0.0416in" fo:padding-left="0.2083in" fo:padding-bottom="0.0416in" fo:padding-right="0.2083in"/>
    </style:style>
    <style:style style:name="P56" style:parent-style-name="Normal" style:family="paragraph">
      <style:paragraph-properties style:line-height-at-least="0.25in"/>
    </style:style>
    <style:style style:name="P57" style:parent-style-name="NormalWeb" style:family="paragraph">
      <style:paragraph-properties fo:margin-top="0in" fo:margin-bottom="0.1666in" style:line-height-at-least="0.25in" fo:background-color="#FFFFFF"/>
      <style:text-properties style:font-name="Amazon Ember" fo:color="#16191F"/>
    </style:style>
    <style:style style:name="P58" style:parent-style-name="Heading6" style:family="paragraph">
      <style:paragraph-properties fo:margin-top="0in" fo:background-color="#FFFFFF"/>
      <style:text-properties style:font-name="Amazon Ember" fo:color="#16191F" fo:font-size="12pt" style:font-size-asian="12pt" style:font-size-complex="12pt"/>
    </style:style>
    <style:style style:name="P59"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60" style:parent-style-name="Hyperlink" style:family="text">
      <style:text-properties style:font-name="Amazon Ember"/>
    </style:style>
    <style:style style:name="P61"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62" style:parent-style-name="Hyperlink" style:family="text">
      <style:text-properties style:font-name="Amazon Ember"/>
    </style:style>
    <style:style style:name="P63"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64" style:parent-style-name="Hyperlink" style:family="text">
      <style:text-properties style:font-name="Amazon Ember"/>
    </style:style>
    <style:style style:name="P65"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66" style:parent-style-name="Hyperlink" style:family="text">
      <style:text-properties style:font-name="Amazon Ember"/>
    </style:style>
    <style:style style:name="P67"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68" style:parent-style-name="Hyperlink" style:family="text">
      <style:text-properties style:font-name="Amazon Ember"/>
    </style:style>
    <style:style style:name="P69"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70" style:parent-style-name="Hyperlink" style:family="text">
      <style:text-properties style:font-name="Amazon Ember"/>
    </style:style>
    <style:style style:name="P71"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72" style:parent-style-name="Hyperlink" style:family="text">
      <style:text-properties style:font-name="Amazon Ember"/>
    </style:style>
    <style:style style:name="P73"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74" style:parent-style-name="Hyperlink" style:family="text">
      <style:text-properties style:font-name="Amazon Ember"/>
    </style:style>
    <style:style style:name="P75"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76" style:parent-style-name="Hyperlink" style:family="text">
      <style:text-properties style:font-name="Amazon Ember"/>
    </style:style>
    <style:style style:name="P77"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78" style:parent-style-name="Hyperlink" style:family="text">
      <style:text-properties style:font-name="Amazon Ember"/>
    </style:style>
    <style:style style:name="P79"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80" style:parent-style-name="Hyperlink" style:family="text">
      <style:text-properties style:font-name="Amazon Ember"/>
    </style:style>
    <style:style style:name="P81"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82" style:parent-style-name="Hyperlink" style:family="text">
      <style:text-properties style:font-name="Amazon Ember"/>
    </style:style>
    <style:style style:name="P83"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84" style:parent-style-name="Hyperlink" style:family="text">
      <style:text-properties style:font-name="Amazon Ember"/>
    </style:style>
    <style:style style:name="P85" style:parent-style-name="Normal" style:family="paragraph">
      <style:paragraph-properties fo:margin-top="0.0694in" fo:margin-bottom="0.0694in" style:line-height-at-least="0.25in" fo:margin-left="0in" fo:background-color="#FFFFFF">
        <style:tab-stops>
          <style:tab-stop style:type="left" style:position="0.5in"/>
        </style:tab-stops>
      </style:paragraph-properties>
    </style:style>
    <style:style style:name="T86" style:parent-style-name="Hyperlink" style:family="text">
      <style:text-properties style:font-name="Amazon Ember"/>
    </style:style>
    <style:style style:name="P87"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88" style:parent-style-name="NormalWeb" style:family="paragraph">
      <style:paragraph-properties fo:margin-top="0.1666in" fo:margin-bottom="0.1666in" style:line-height-at-least="0.25in" fo:background-color="#FFFFFF"/>
    </style:style>
    <style:style style:name="T89" style:parent-style-name="DefaultParagraphFont" style:family="text">
      <style:text-properties style:font-name="Amazon Ember" fo:color="#16191F"/>
    </style:style>
    <style:style style:name="T90" style:parent-style-name="Emphasis" style:family="text">
      <style:text-properties style:font-name="Amazon Ember" fo:color="#16191F"/>
    </style:style>
    <style:style style:name="T91" style:parent-style-name="DefaultParagraphFont" style:family="text">
      <style:text-properties style:font-name="Amazon Ember" fo:color="#16191F"/>
    </style:style>
    <style:style style:name="T92" style:parent-style-name="Emphasis" style:family="text">
      <style:text-properties style:font-name="Amazon Ember" fo:color="#16191F"/>
    </style:style>
    <style:style style:name="T93" style:parent-style-name="DefaultParagraphFont" style:family="text">
      <style:text-properties style:font-name="Amazon Ember" fo:color="#16191F"/>
    </style:style>
    <style:style style:name="P94" style:parent-style-name="NormalWeb" style:family="paragraph">
      <style:paragraph-properties fo:margin-top="0.1666in" fo:margin-bottom="0.1666in" style:line-height-at-least="0.25in" fo:background-color="#FFFFFF"/>
    </style:style>
    <style:style style:name="T95" style:parent-style-name="DefaultParagraphFont" style:family="text">
      <style:text-properties style:font-name="Amazon Ember" fo:color="#16191F"/>
    </style:style>
    <style:style style:name="T96" style:parent-style-name="Hyperlink" style:family="text">
      <style:text-properties style:font-name="Amazon Ember"/>
    </style:style>
    <style:style style:name="T97" style:parent-style-name="DefaultParagraphFont" style:family="text">
      <style:text-properties style:font-name="Amazon Ember" fo:color="#16191F"/>
    </style:style>
    <style:style style:name="T98" style:parent-style-name="Hyperlink" style:family="text">
      <style:text-properties style:font-name="Amazon Ember"/>
    </style:style>
    <style:style style:name="T99" style:parent-style-name="DefaultParagraphFont" style:family="text">
      <style:text-properties style:font-name="Amazon Ember" fo:color="#16191F"/>
    </style:style>
    <style:style style:name="T100" style:parent-style-name="Emphasis" style:family="text">
      <style:text-properties style:font-name="Amazon Ember" fo:color="#16191F"/>
    </style:style>
    <style:style style:name="T101" style:parent-style-name="DefaultParagraphFont" style:family="text">
      <style:text-properties style:font-name="Amazon Ember" fo:color="#16191F"/>
    </style:style>
    <style:style style:name="P102" style:parent-style-name="NormalWeb" style:family="paragraph">
      <style:paragraph-properties fo:margin-top="0.1666in" fo:margin-bottom="0.1666in" style:line-height-at-least="0.25in" fo:background-color="#FFFFFF"/>
    </style:style>
    <style:style style:name="T103" style:parent-style-name="DefaultParagraphFont" style:family="text">
      <style:text-properties style:font-name="Amazon Ember" fo:color="#16191F"/>
    </style:style>
    <style:style style:name="T104" style:parent-style-name="Hyperlink" style:family="text">
      <style:text-properties style:font-name="Amazon Ember"/>
    </style:style>
    <style:style style:name="T105" style:parent-style-name="DefaultParagraphFont" style:family="text">
      <style:text-properties style:font-name="Amazon Ember" fo:color="#16191F"/>
    </style:style>
    <style:style style:name="P106"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107" style:parent-style-name="NormalWeb" style:family="paragraph">
      <style:paragraph-properties fo:margin-top="0.1666in" fo:margin-bottom="0.1666in" style:line-height-at-least="0.25in" fo:background-color="#FFFFFF"/>
    </style:style>
    <style:style style:name="T108" style:parent-style-name="DefaultParagraphFont" style:family="text">
      <style:text-properties style:font-name="Amazon Ember" fo:color="#16191F"/>
    </style:style>
    <style:style style:name="T109" style:parent-style-name="Emphasis" style:family="text">
      <style:text-properties style:font-name="Amazon Ember" fo:color="#16191F"/>
    </style:style>
    <style:style style:name="T110" style:parent-style-name="DefaultParagraphFont" style:family="text">
      <style:text-properties style:font-name="Amazon Ember" fo:color="#16191F"/>
    </style:style>
    <style:style style:name="P111" style:parent-style-name="NormalWeb" style:family="paragraph">
      <style:paragraph-properties fo:margin-top="0.1666in" fo:margin-bottom="0.1666in" style:line-height-at-least="0.25in" fo:background-color="#FFFFFF"/>
    </style:style>
    <style:style style:name="T112" style:parent-style-name="DefaultParagraphFont" style:family="text">
      <style:text-properties style:font-name="Amazon Ember" fo:color="#16191F"/>
    </style:style>
    <style:style style:name="T113" style:parent-style-name="Emphasis" style:family="text">
      <style:text-properties style:font-name="Amazon Ember" fo:color="#16191F"/>
    </style:style>
    <style:style style:name="T114" style:parent-style-name="DefaultParagraphFont" style:family="text">
      <style:text-properties style:font-name="Amazon Ember" fo:color="#16191F"/>
    </style:style>
    <style:style style:name="T115" style:parent-style-name="Hyperlink" style:family="text">
      <style:text-properties style:font-name="Amazon Ember"/>
    </style:style>
    <style:style style:name="T116" style:parent-style-name="DefaultParagraphFont" style:family="text">
      <style:text-properties style:font-name="Amazon Ember" fo:color="#16191F"/>
    </style:style>
    <style:style style:name="T117" style:parent-style-name="Hyperlink" style:family="text">
      <style:text-properties style:font-name="Amazon Ember"/>
    </style:style>
    <style:style style:name="T118" style:parent-style-name="DefaultParagraphFont" style:family="text">
      <style:text-properties style:font-name="Amazon Ember" fo:color="#16191F"/>
    </style:style>
    <style:style style:name="T119" style:parent-style-name="DefaultParagraphFont" style:family="text">
      <style:text-properties style:font-name="Amazon Ember" fo:color="#16191F"/>
    </style:style>
    <style:style style:name="T120" style:parent-style-name="Hyperlink" style:family="text">
      <style:text-properties style:font-name="Amazon Ember"/>
    </style:style>
    <style:style style:name="T121" style:parent-style-name="DefaultParagraphFont" style:family="text">
      <style:text-properties style:font-name="Amazon Ember" fo:color="#16191F"/>
    </style:style>
    <style:style style:name="P122"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123" style:parent-style-name="NormalWeb" style:family="paragraph">
      <style:paragraph-properties fo:margin-top="0.1666in" fo:margin-bottom="0.1666in" style:line-height-at-least="0.25in" fo:background-color="#FFFFFF"/>
    </style:style>
    <style:style style:name="T124" style:parent-style-name="DefaultParagraphFont" style:family="text">
      <style:text-properties style:font-name="Amazon Ember" fo:color="#16191F"/>
    </style:style>
    <style:style style:name="T125" style:parent-style-name="Hyperlink" style:family="text">
      <style:text-properties style:font-name="Amazon Ember"/>
    </style:style>
    <style:style style:name="T126" style:parent-style-name="DefaultParagraphFont" style:family="text">
      <style:text-properties style:font-name="Amazon Ember" fo:color="#16191F"/>
    </style:style>
    <style:style style:name="P127" style:parent-style-name="NormalWeb" style:family="paragraph">
      <style:paragraph-properties fo:margin-top="0.1666in" fo:margin-bottom="0.1666in" style:line-height-at-least="0.25in" fo:background-color="#FFFFFF"/>
    </style:style>
    <style:style style:name="T128" style:parent-style-name="DefaultParagraphFont" style:family="text">
      <style:text-properties style:font-name="Amazon Ember" fo:color="#16191F"/>
    </style:style>
    <style:style style:name="T129" style:parent-style-name="Hyperlink" style:family="text">
      <style:text-properties style:font-name="Amazon Ember"/>
    </style:style>
    <style:style style:name="T130" style:parent-style-name="DefaultParagraphFont" style:family="text">
      <style:text-properties style:font-name="Amazon Ember" fo:color="#16191F"/>
    </style:style>
    <style:style style:name="T131" style:parent-style-name="Emphasis" style:family="text">
      <style:text-properties style:font-name="Amazon Ember" fo:color="#16191F"/>
    </style:style>
    <style:style style:name="T132" style:parent-style-name="DefaultParagraphFont" style:family="text">
      <style:text-properties style:font-name="Amazon Ember" fo:color="#16191F"/>
    </style:style>
    <style:style style:name="P133"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134" style:parent-style-name="NormalWeb" style:family="paragraph">
      <style:paragraph-properties fo:margin-top="0.1666in" fo:margin-bottom="0.1666in" style:line-height-at-least="0.25in" fo:background-color="#FFFFFF"/>
    </style:style>
    <style:style style:name="T135" style:parent-style-name="DefaultParagraphFont" style:family="text">
      <style:text-properties style:font-name="Amazon Ember" fo:color="#16191F"/>
    </style:style>
    <style:style style:name="T136" style:parent-style-name="Emphasis" style:family="text">
      <style:text-properties style:font-name="Amazon Ember" fo:color="#16191F"/>
    </style:style>
    <style:style style:name="T137" style:parent-style-name="DefaultParagraphFont" style:family="text">
      <style:text-properties style:font-name="Amazon Ember" fo:color="#16191F"/>
    </style:style>
    <style:style style:name="T138" style:parent-style-name="Hyperlink" style:family="text">
      <style:text-properties style:font-name="Amazon Ember"/>
    </style:style>
    <style:style style:name="T139" style:parent-style-name="DefaultParagraphFont" style:family="text">
      <style:text-properties style:font-name="Amazon Ember" fo:color="#16191F"/>
    </style:style>
    <style:style style:name="P140" style:parent-style-name="NormalWeb" style:family="paragraph">
      <style:paragraph-properties fo:margin-top="0.1666in" fo:margin-bottom="0.1666in" style:line-height-at-least="0.25in" fo:background-color="#FFFFFF"/>
      <style:text-properties style:font-name="Amazon Ember" fo:color="#16191F"/>
    </style:style>
    <style:style style:name="P141" style:parent-style-name="NormalWeb" style:family="paragraph">
      <style:paragraph-properties fo:margin-top="0in" fo:margin-bottom="0in" style:line-height-at-least="0.25in" fo:margin-left="0in" fo:background-color="#FFFFFF">
        <style:tab-stops>
          <style:tab-stop style:type="left" style:position="0.5in"/>
        </style:tab-stops>
      </style:paragraph-properties>
    </style:style>
    <style:style style:name="T142" style:parent-style-name="topcom" style:family="text">
      <style:text-properties style:font-name="Amazon Ember" fo:font-weight="bold" style:font-weight-asian="bold" style:font-weight-complex="bold" fo:color="#16191F"/>
    </style:style>
    <style:style style:name="T143" style:parent-style-name="DefaultParagraphFont" style:family="text">
      <style:text-properties style:font-name="Amazon Ember" fo:color="#16191F"/>
    </style:style>
    <style:style style:name="P144" style:parent-style-name="NormalWeb" style:family="paragraph">
      <style:paragraph-properties fo:margin-top="0in" fo:margin-bottom="0in" style:line-height-at-least="0.25in" fo:margin-left="0in" fo:background-color="#FFFFFF">
        <style:tab-stops>
          <style:tab-stop style:type="left" style:position="0.5in"/>
        </style:tab-stops>
      </style:paragraph-properties>
    </style:style>
    <style:style style:name="T145" style:parent-style-name="topcom" style:family="text">
      <style:text-properties style:font-name="Amazon Ember" fo:font-weight="bold" style:font-weight-asian="bold" style:font-weight-complex="bold" fo:color="#16191F"/>
    </style:style>
    <style:style style:name="T146" style:parent-style-name="DefaultParagraphFont" style:family="text">
      <style:text-properties style:font-name="Amazon Ember" fo:color="#16191F"/>
    </style:style>
    <style:style style:name="P147" style:parent-style-name="NormalWeb" style:family="paragraph">
      <style:paragraph-properties fo:margin-top="0in" fo:margin-bottom="0in" style:line-height-at-least="0.25in" fo:margin-left="0in" fo:background-color="#FFFFFF">
        <style:tab-stops>
          <style:tab-stop style:type="left" style:position="0.5in"/>
        </style:tab-stops>
      </style:paragraph-properties>
    </style:style>
    <style:style style:name="T148" style:parent-style-name="topcom" style:family="text">
      <style:text-properties style:font-name="Amazon Ember" fo:font-weight="bold" style:font-weight-asian="bold" style:font-weight-complex="bold" fo:color="#16191F"/>
    </style:style>
    <style:style style:name="T149" style:parent-style-name="DefaultParagraphFont" style:family="text">
      <style:text-properties style:font-name="Amazon Ember" fo:color="#16191F"/>
    </style:style>
    <style:style style:name="T150" style:parent-style-name="DefaultParagraphFont" style:family="text">
      <style:text-properties style:font-name="Amazon Ember" fo:font-weight="bold" style:font-weight-asian="bold" style:font-weight-complex="bold" fo:color="#16191F"/>
    </style:style>
    <style:style style:name="T151" style:parent-style-name="DefaultParagraphFont" style:family="text">
      <style:text-properties style:font-name="Amazon Ember" fo:color="#16191F"/>
    </style:style>
    <style:style style:name="T152" style:parent-style-name="Hyperlink" style:family="text">
      <style:text-properties style:font-name="Amazon Ember"/>
    </style:style>
    <style:style style:name="T153" style:parent-style-name="DefaultParagraphFont" style:family="text">
      <style:text-properties style:font-name="Amazon Ember" fo:color="#16191F"/>
    </style:style>
    <style:style style:name="T154" style:parent-style-name="DefaultParagraphFont" style:family="text">
      <style:text-properties style:font-name="Amazon Ember" fo:font-weight="bold" style:font-weight-asian="bold" style:font-weight-complex="bold" fo:color="#16191F"/>
    </style:style>
    <style:style style:name="T155" style:parent-style-name="DefaultParagraphFont" style:family="text">
      <style:text-properties style:font-name="Amazon Ember" fo:color="#16191F"/>
    </style:style>
    <style:style style:name="T156" style:parent-style-name="Hyperlink" style:family="text">
      <style:text-properties style:font-name="Amazon Ember"/>
    </style:style>
    <style:style style:name="T157" style:parent-style-name="DefaultParagraphFont" style:family="text">
      <style:text-properties style:font-name="Amazon Ember" fo:color="#16191F"/>
    </style:style>
    <style:style style:name="T158" style:parent-style-name="Emphasis" style:family="text">
      <style:text-properties style:font-name="Amazon Ember" fo:color="#16191F"/>
    </style:style>
    <style:style style:name="T159" style:parent-style-name="DefaultParagraphFont" style:family="text">
      <style:text-properties style:font-name="Amazon Ember" fo:color="#16191F"/>
    </style:style>
    <style:style style:name="P160" style:parent-style-name="NormalWeb" style:family="paragraph">
      <style:paragraph-properties fo:margin-top="0in" fo:margin-bottom="0in" style:line-height-at-least="0.25in" fo:margin-left="0in" fo:background-color="#FFFFFF">
        <style:tab-stops>
          <style:tab-stop style:type="left" style:position="0.5in"/>
        </style:tab-stops>
      </style:paragraph-properties>
    </style:style>
    <style:style style:name="T161" style:parent-style-name="topcom" style:family="text">
      <style:text-properties style:font-name="Amazon Ember" fo:font-weight="bold" style:font-weight-asian="bold" style:font-weight-complex="bold" fo:color="#16191F"/>
    </style:style>
    <style:style style:name="T162" style:parent-style-name="DefaultParagraphFont" style:family="text">
      <style:text-properties style:font-name="Amazon Ember" fo:color="#16191F"/>
    </style:style>
    <style:style style:name="T163" style:parent-style-name="Hyperlink" style:family="text">
      <style:text-properties style:font-name="Amazon Ember"/>
    </style:style>
    <style:style style:name="T164" style:parent-style-name="DefaultParagraphFont" style:family="text">
      <style:text-properties style:font-name="Amazon Ember" fo:color="#16191F"/>
    </style:style>
    <style:style style:name="T165" style:parent-style-name="Emphasis" style:family="text">
      <style:text-properties style:font-name="Amazon Ember" fo:color="#16191F"/>
    </style:style>
    <style:style style:name="T166" style:parent-style-name="DefaultParagraphFont" style:family="text">
      <style:text-properties style:font-name="Amazon Ember" fo:color="#16191F"/>
    </style:style>
    <style:style style:name="P167"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168" style:parent-style-name="NormalWeb" style:family="paragraph">
      <style:paragraph-properties fo:margin-top="0.1666in" fo:margin-bottom="0.1666in" style:line-height-at-least="0.25in" fo:background-color="#FFFFFF"/>
    </style:style>
    <style:style style:name="T169" style:parent-style-name="DefaultParagraphFont" style:family="text">
      <style:text-properties style:font-name="Amazon Ember" fo:color="#16191F"/>
    </style:style>
    <style:style style:name="T170" style:parent-style-name="Hyperlink" style:family="text">
      <style:text-properties style:font-name="Amazon Ember"/>
    </style:style>
    <style:style style:name="T171" style:parent-style-name="DefaultParagraphFont" style:family="text">
      <style:text-properties style:font-name="Amazon Ember" fo:color="#16191F"/>
    </style:style>
    <style:style style:name="T172" style:parent-style-name="Emphasis" style:family="text">
      <style:text-properties style:font-name="Amazon Ember" fo:color="#16191F"/>
    </style:style>
    <style:style style:name="T173" style:parent-style-name="DefaultParagraphFont" style:family="text">
      <style:text-properties style:font-name="Amazon Ember" fo:color="#16191F"/>
    </style:style>
    <style:style style:name="P174" style:parent-style-name="NormalWeb" style:family="paragraph">
      <style:paragraph-properties fo:margin-top="0.1666in" fo:margin-bottom="0.1666in" style:line-height-at-least="0.25in" fo:background-color="#FFFFFF"/>
    </style:style>
    <style:style style:name="T175" style:parent-style-name="DefaultParagraphFont" style:family="text">
      <style:text-properties style:font-name="Amazon Ember" fo:color="#16191F"/>
    </style:style>
    <style:style style:name="T176" style:parent-style-name="Hyperlink" style:family="text">
      <style:text-properties style:font-name="Amazon Ember"/>
    </style:style>
    <style:style style:name="T177" style:parent-style-name="DefaultParagraphFont" style:family="text">
      <style:text-properties style:font-name="Amazon Ember" fo:color="#16191F"/>
    </style:style>
    <style:style style:name="T178" style:parent-style-name="Emphasis" style:family="text">
      <style:text-properties style:font-name="Amazon Ember" fo:color="#16191F"/>
    </style:style>
    <style:style style:name="T179" style:parent-style-name="DefaultParagraphFont" style:family="text">
      <style:text-properties style:font-name="Amazon Ember" fo:color="#16191F"/>
    </style:style>
    <style:style style:name="P180"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181" style:parent-style-name="NormalWeb" style:family="paragraph">
      <style:paragraph-properties fo:margin-top="0.1666in" fo:margin-bottom="0.1666in" style:line-height-at-least="0.25in" fo:background-color="#FFFFFF"/>
    </style:style>
    <style:style style:name="T182" style:parent-style-name="DefaultParagraphFont" style:family="text">
      <style:text-properties style:font-name="Amazon Ember" fo:color="#16191F"/>
    </style:style>
    <style:style style:name="T183" style:parent-style-name="Emphasis" style:family="text">
      <style:text-properties style:font-name="Amazon Ember" fo:color="#16191F"/>
    </style:style>
    <style:style style:name="T184" style:parent-style-name="DefaultParagraphFont" style:family="text">
      <style:text-properties style:font-name="Amazon Ember" fo:color="#16191F"/>
    </style:style>
    <style:style style:name="T185" style:parent-style-name="Hyperlink" style:family="text">
      <style:text-properties style:font-name="Amazon Ember"/>
    </style:style>
    <style:style style:name="T186" style:parent-style-name="DefaultParagraphFont" style:family="text">
      <style:text-properties style:font-name="Amazon Ember" fo:color="#16191F"/>
    </style:style>
    <style:style style:name="P187"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188" style:parent-style-name="NormalWeb" style:family="paragraph">
      <style:paragraph-properties fo:margin-top="0.1666in" fo:margin-bottom="0.1666in" style:line-height-at-least="0.25in" fo:background-color="#FFFFFF"/>
    </style:style>
    <style:style style:name="T189" style:parent-style-name="DefaultParagraphFont" style:family="text">
      <style:text-properties style:font-name="Amazon Ember" fo:color="#16191F"/>
    </style:style>
    <style:style style:name="T190" style:parent-style-name="Emphasis" style:family="text">
      <style:text-properties style:font-name="Amazon Ember" fo:color="#16191F"/>
    </style:style>
    <style:style style:name="T191" style:parent-style-name="DefaultParagraphFont" style:family="text">
      <style:text-properties style:font-name="Amazon Ember" fo:color="#16191F"/>
    </style:style>
    <style:style style:name="T192" style:parent-style-name="Hyperlink" style:family="text">
      <style:text-properties style:font-name="Amazon Ember"/>
    </style:style>
    <style:style style:name="T193" style:parent-style-name="DefaultParagraphFont" style:family="text">
      <style:text-properties style:font-name="Amazon Ember" fo:color="#16191F"/>
    </style:style>
    <style:style style:name="T194" style:parent-style-name="Hyperlink" style:family="text">
      <style:text-properties style:font-name="Amazon Ember"/>
    </style:style>
    <style:style style:name="T195" style:parent-style-name="DefaultParagraphFont" style:family="text">
      <style:text-properties style:font-name="Amazon Ember" fo:color="#16191F"/>
    </style:style>
    <style:style style:name="T196" style:parent-style-name="Hyperlink" style:family="text">
      <style:text-properties style:font-name="Amazon Ember"/>
    </style:style>
    <style:style style:name="T197" style:parent-style-name="DefaultParagraphFont" style:family="text">
      <style:text-properties style:font-name="Amazon Ember" fo:color="#16191F"/>
    </style:style>
    <style:style style:name="P198"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199" style:parent-style-name="NormalWeb" style:family="paragraph">
      <style:paragraph-properties fo:margin-top="0.1666in" fo:margin-bottom="0.1666in" style:line-height-at-least="0.25in" fo:background-color="#FFFFFF"/>
    </style:style>
    <style:style style:name="T200" style:parent-style-name="DefaultParagraphFont" style:family="text">
      <style:text-properties style:font-name="Amazon Ember" fo:color="#16191F"/>
    </style:style>
    <style:style style:name="T201" style:parent-style-name="Hyperlink" style:family="text">
      <style:text-properties style:font-name="Amazon Ember"/>
    </style:style>
    <style:style style:name="T202" style:parent-style-name="DefaultParagraphFont" style:family="text">
      <style:text-properties style:font-name="Amazon Ember" fo:color="#16191F"/>
    </style:style>
    <style:style style:name="T203" style:parent-style-name="Hyperlink" style:family="text">
      <style:text-properties style:font-name="Amazon Ember"/>
    </style:style>
    <style:style style:name="T204" style:parent-style-name="DefaultParagraphFont" style:family="text">
      <style:text-properties style:font-name="Amazon Ember" fo:color="#16191F"/>
    </style:style>
    <style:style style:name="P205"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206" style:parent-style-name="NormalWeb" style:family="paragraph">
      <style:paragraph-properties fo:margin-top="0.1666in" fo:margin-bottom="0.1666in" style:line-height-at-least="0.25in" fo:background-color="#FFFFFF"/>
    </style:style>
    <style:style style:name="T207" style:parent-style-name="DefaultParagraphFont" style:family="text">
      <style:text-properties style:font-name="Amazon Ember" fo:color="#16191F"/>
    </style:style>
    <style:style style:name="T208" style:parent-style-name="Emphasis" style:family="text">
      <style:text-properties style:font-name="Amazon Ember" fo:color="#16191F"/>
    </style:style>
    <style:style style:name="T209" style:parent-style-name="DefaultParagraphFont" style:family="text">
      <style:text-properties style:font-name="Amazon Ember" fo:color="#16191F"/>
    </style:style>
    <style:style style:name="T210" style:parent-style-name="Hyperlink" style:family="text">
      <style:text-properties style:font-name="Amazon Ember"/>
    </style:style>
    <style:style style:name="T211" style:parent-style-name="DefaultParagraphFont" style:family="text">
      <style:text-properties style:font-name="Amazon Ember" fo:color="#16191F"/>
    </style:style>
    <style:style style:name="P212"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213" style:parent-style-name="NormalWeb" style:family="paragraph">
      <style:paragraph-properties fo:margin-top="0.1666in" fo:margin-bottom="0.1666in" style:line-height-at-least="0.25in" fo:background-color="#FFFFFF"/>
    </style:style>
    <style:style style:name="T214" style:parent-style-name="DefaultParagraphFont" style:family="text">
      <style:text-properties style:font-name="Amazon Ember" fo:color="#16191F"/>
    </style:style>
    <style:style style:name="T215" style:parent-style-name="Hyperlink" style:family="text">
      <style:text-properties style:font-name="Amazon Ember"/>
    </style:style>
    <style:style style:name="T216" style:parent-style-name="DefaultParagraphFont" style:family="text">
      <style:text-properties style:font-name="Amazon Ember" fo:color="#16191F"/>
    </style:style>
    <style:style style:name="P217"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218" style:parent-style-name="NormalWeb" style:family="paragraph">
      <style:paragraph-properties fo:margin-top="0.1666in" fo:margin-bottom="0.1666in" style:line-height-at-least="0.25in" fo:background-color="#FFFFFF"/>
    </style:style>
    <style:style style:name="T219" style:parent-style-name="DefaultParagraphFont" style:family="text">
      <style:text-properties style:font-name="Amazon Ember" fo:color="#16191F"/>
    </style:style>
    <style:style style:name="T220" style:parent-style-name="Hyperlink" style:family="text">
      <style:text-properties style:font-name="Amazon Ember"/>
    </style:style>
    <style:style style:name="T221" style:parent-style-name="DefaultParagraphFont" style:family="text">
      <style:text-properties style:font-name="Amazon Ember" fo:color="#16191F"/>
    </style:style>
    <style:style style:name="T222" style:parent-style-name="Hyperlink" style:family="text">
      <style:text-properties style:font-name="Amazon Ember"/>
    </style:style>
    <style:style style:name="T223" style:parent-style-name="DefaultParagraphFont" style:family="text">
      <style:text-properties style:font-name="Amazon Ember" fo:color="#16191F"/>
    </style:style>
    <style:style style:name="P224"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225" style:parent-style-name="NormalWeb" style:family="paragraph">
      <style:paragraph-properties fo:margin-top="0.1666in" fo:margin-bottom="0.1666in" style:line-height-at-least="0.25in" fo:background-color="#FFFFFF"/>
    </style:style>
    <style:style style:name="T226" style:parent-style-name="DefaultParagraphFont" style:family="text">
      <style:text-properties style:font-name="Amazon Ember" fo:color="#16191F"/>
    </style:style>
    <style:style style:name="T227" style:parent-style-name="Hyperlink" style:family="text">
      <style:text-properties style:font-name="Amazon Ember"/>
    </style:style>
    <style:style style:name="T228" style:parent-style-name="DefaultParagraphFont" style:family="text">
      <style:text-properties style:font-name="Amazon Ember" fo:color="#16191F"/>
    </style:style>
    <style:style style:name="T229" style:parent-style-name="DefaultParagraphFont" style:family="text">
      <style:text-properties style:font-name="Amazon Ember" fo:color="#16191F"/>
    </style:style>
    <style:style style:name="T230" style:parent-style-name="Hyperlink" style:family="text">
      <style:text-properties style:font-name="Amazon Ember"/>
    </style:style>
    <style:style style:name="T231" style:parent-style-name="DefaultParagraphFont" style:family="text">
      <style:text-properties style:font-name="Amazon Ember" fo:color="#16191F"/>
    </style:style>
    <style:style style:name="T232" style:parent-style-name="Hyperlink" style:family="text">
      <style:text-properties style:font-name="Amazon Ember"/>
    </style:style>
    <style:style style:name="T233" style:parent-style-name="DefaultParagraphFont" style:family="text">
      <style:text-properties style:font-name="Amazon Ember" fo:color="#16191F"/>
    </style:style>
    <style:style style:name="P234"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235" style:parent-style-name="NormalWeb" style:family="paragraph">
      <style:paragraph-properties fo:margin-top="0.1666in" fo:margin-bottom="0.1666in" style:line-height-at-least="0.25in" fo:background-color="#FFFFFF"/>
    </style:style>
    <style:style style:name="T236" style:parent-style-name="DefaultParagraphFont" style:family="text">
      <style:text-properties style:font-name="Amazon Ember" fo:color="#16191F"/>
    </style:style>
    <style:style style:name="T237" style:parent-style-name="Hyperlink" style:family="text">
      <style:text-properties style:font-name="Amazon Ember"/>
    </style:style>
    <style:style style:name="T238" style:parent-style-name="DefaultParagraphFont" style:family="text">
      <style:text-properties style:font-name="Amazon Ember" fo:color="#16191F"/>
    </style:style>
    <style:style style:name="T239" style:parent-style-name="Hyperlink" style:family="text">
      <style:text-properties style:font-name="Amazon Ember"/>
    </style:style>
    <style:style style:name="T240" style:parent-style-name="DefaultParagraphFont" style:family="text">
      <style:text-properties style:font-name="Amazon Ember" fo:color="#16191F"/>
    </style:style>
    <style:style style:name="T241" style:parent-style-name="Hyperlink" style:family="text">
      <style:text-properties style:font-name="Amazon Ember"/>
    </style:style>
    <style:style style:name="T242" style:parent-style-name="DefaultParagraphFont" style:family="text">
      <style:text-properties style:font-name="Amazon Ember" fo:color="#16191F"/>
    </style:style>
    <style:style style:name="P243" style:parent-style-name="Heading2" style:family="paragraph">
      <style:paragraph-properties fo:border-top="0.0104in solid #000000" fo:border-left="none" fo:border-bottom="none" fo:border-right="none" fo:padding-top="0.1666in" fo:padding-left="0in" fo:padding-bottom="0in" fo:padding-right="0in" style:shadow="none" fo:margin-top="0.1666in" fo:margin-bottom="0.125in" style:line-height-at-least="0.2041in" fo:background-color="#FFFFFF"/>
      <style:text-properties style:font-name="Amazon Ember" fo:color="#16191F" fo:font-size="19.5pt" style:font-size-asian="19.5pt" style:font-size-complex="19.5pt"/>
    </style:style>
    <style:style style:name="P244" style:parent-style-name="NormalWeb" style:family="paragraph">
      <style:paragraph-properties fo:margin-top="0.1666in" fo:margin-bottom="0.1666in" style:line-height-at-least="0.25in" fo:background-color="#FFFFFF"/>
    </style:style>
    <style:style style:name="T245" style:parent-style-name="DefaultParagraphFont" style:family="text">
      <style:text-properties style:font-name="Amazon Ember" fo:color="#16191F"/>
    </style:style>
    <style:style style:name="T246" style:parent-style-name="Emphasis" style:family="text">
      <style:text-properties style:font-name="Amazon Ember" fo:color="#16191F"/>
    </style:style>
    <style:style style:name="T247" style:parent-style-name="DefaultParagraphFont" style:family="text">
      <style:text-properties style:font-name="Amazon Ember" fo:color="#16191F"/>
    </style:style>
    <style:style style:name="T248" style:parent-style-name="Hyperlink" style:family="text">
      <style:text-properties style:font-name="Amazon Ember"/>
    </style:style>
    <style:style style:name="P249" style:parent-style-name="NormalWeb" style:family="paragraph">
      <style:paragraph-properties fo:margin-top="0.1666in" fo:margin-bottom="0.1666in" style:line-height-at-least="0.25in" fo:background-color="#FFFFFF"/>
      <style:text-properties style:font-name="Amazon Ember" fo:color="#16191F"/>
    </style:style>
    <style:style style:name="P250" style:parent-style-name="NormalWeb" style:family="paragraph">
      <style:paragraph-properties fo:margin-top="0.1666in" fo:margin-bottom="0.1666in" style:line-height-at-least="0.25in" fo:background-color="#FFFFFF"/>
      <style:text-properties style:font-name="Amazon Ember" fo:color="#16191F"/>
    </style:style>
    <style:style style:name="P251" style:parent-style-name="NormalWeb" style:family="paragraph">
      <style:paragraph-properties fo:margin-top="0.1666in" fo:margin-bottom="0.1666in" style:line-height-at-least="0.25in" fo:background-color="#FFFFFF"/>
      <style:text-properties style:font-name="Amazon Ember" fo:color="#16191F"/>
    </style:style>
    <style:style style:name="P252" style:parent-style-name="NormalWeb" style:family="paragraph">
      <style:paragraph-properties fo:margin-top="0.1666in" fo:margin-bottom="0.1666in" style:line-height-at-least="0.25in" fo:background-color="#FFFFFF"/>
      <style:text-properties style:font-name="Amazon Ember" fo:color="#545B64" fo:font-size="9pt" style:font-size-asian="9pt" style:font-size-complex="9pt" fo:background-color="#FAFAFA"/>
    </style:style>
    <style:style style:name="P253" style:parent-style-name="NormalWeb" style:family="paragraph">
      <style:paragraph-properties fo:margin-top="0.1666in" fo:margin-bottom="0.1666in" style:line-height-at-least="0.25in" fo:background-color="#FFFFFF"/>
    </style:style>
    <style:style style:name="T254" style:parent-style-name="DefaultParagraphFont" style:family="text">
      <style:text-properties style:font-name="Amazon Ember" fo:color="#16191F"/>
    </style:style>
    <style:style style:name="T255" style:parent-style-name="DefaultParagraphFont" style:family="text">
      <style:text-properties style:font-name="Amazon Ember" fo:color="#16191F"/>
    </style:style>
  </office:automatic-styles>
  <office:body>
    <office:text text:use-soft-page-breaks="true">
      <text:p text:style-name="P1"><text:s text:c="63"/>DOCKER WITH AOSNOTE</text:p>
      <text:p text:style-name="P2">In this project, we used GitHub to demonstrate a real-world scenario. Many companies store their Dockerfiles in GitHub or another source control system. There are several benefits to storing your Dockerfile in a source control system like GitHub:</text:p>
      <text:p text:style-name="P3">1. Version control: A Github repository allows you to track changes to your Dockerfile over time, so you can easily go back to previous versions if necessary.</text:p>
      <text:p text:style-name="P4">2. Collaboration: If you are working on a project with others, a Github repository makes it easy for multiple people to contribute to and review the Dockerfile.</text:p>
      <text:p text:style-name="P5">3. Sharing: By uploading your Dockerfile to a Github repository, you can easily share it with others who might find it useful.</text:p>
      <text:p text:style-name="P6">FROM amazonlinux:latest<text:s/>FROM should in Capital letters to specify the base image you want to use to build your container. E.g when we use amazon<text:s/>Linux<text:s/>, any base image you want use is in<text:s/>Docker hub.<text:s/>And on the image you will see different tags you can reference in Dockerfile in Dockerhub. The tag should always be latest.<text:s/></text:p>
      <text:p text:style-name="P7"/>
      <text:p text:style-name="P8"># Install dependencies</text:p>
      <text:p text:style-name="P9"><text:span text:style-name="T10">RUN yum update -y &amp;&amp; \</text:span><text:span text:style-name="T11"><text:s text:c="2"/>we rum yum to install all packages in our container/all the <text:s text:c="19"/>command here are all commands we run on our ec2 instances.</text:span><text:span text:style-name="T12"><text:s/>All these are the dependencies, <text:s/>RUN we change our directory to html directory so we do the same in our Dockerfile. We use RUN weget to download from webfile from github</text:span><text:span text:style-name="T13"><text:s/>and we have the URL <text:s/></text:span><text:span text:style-name="T14">wget<text:s/></text:span><text:a xlink:href="https://github.com/azeezsalu/jupiter/archive/refs/heads/main.zip" office:target-frame-name="_top" xlink:show="replace"><text:span text:style-name="T15">https://github.com/azeezsalu/jupiter/archive/refs/heads/main.zip</text:span></text:a></text:p>
      <text:p text:style-name="P16">RUN unzip the folder,<text:s/></text:p>
      <text:p text:style-name="P17">RUN copy the folder to our html directory -<text:s/>cp -r jupiter-main/* /var/www/html/</text:p>
      <text:p text:style-name="P18">RUN remove unwanted folders after download to make our container lightweight, try to remove unwanted packages <text:s/>as much as possible.<text:s/>rm -rf jupiter-main main.zip</text:p>
      <text:p text:style-name="P19">EXOSE <text:s/>you can expose any port you want , so best practice change the default port so attacker cannot easily guess you port.<text:s/>In our project we are using entry point it will set a default application that will start we the container starts.<text:s/></text:p>
      <text:p text:style-name="P20">ENTRYPOINT all the commands to start apaches and httpd-<text:s/>systemctl enable httpd<text:s/></text:p>
      <text:p text:style-name="P21">Remember we just enter all this commands in a format docker understands</text:p>
      <text:p text:style-name="P22">systemctl start httpd</text:p>
      <text:p text:style-name="P23"><text:s text:c="4"/>yum install -y httpd &amp;&amp; \</text:p>
      <text:p text:style-name="P24"><text:s text:c="4"/>yum search wget &amp;&amp; \</text:p>
      <text:soft-page-break/>
      <text:p text:style-name="P25"><text:s text:c="4"/>yum install wget -y &amp;&amp; \</text:p>
      <text:p text:style-name="P26"><text:s text:c="4"/>yum install unzip -y</text:p>
      <text:p text:style-name="P27"/>
      <text:p text:style-name="P28"># change directory</text:p>
      <text:p text:style-name="P29">RUN cd /var/www/html</text:p>
      <text:p text:style-name="P30"/>
      <text:p text:style-name="P31"># download webfiles</text:p>
      <text:p text:style-name="P32">RUN wget https://github.com/azeezsalu/techmax/archive/refs/heads/main.zip</text:p>
      <text:p text:style-name="P33"/>
      <text:p text:style-name="P34"># unzip folder</text:p>
      <text:p text:style-name="P35">RUN unzip main.zip</text:p>
      <text:p text:style-name="P36"/>
      <text:p text:style-name="P37"># copy files into html directory</text:p>
      <text:p text:style-name="P38">RUN cp -r techmax-main/* /var/www/html/</text:p>
      <text:p text:style-name="P39"/>
      <text:p text:style-name="P40"># remove unwanted folder</text:p>
      <text:p text:style-name="P41">RUN rm -rf techmax-main main.zip</text:p>
      <text:p text:style-name="P42"/>
      <text:p text:style-name="P43"># exposes port 80 on the container</text:p>
      <text:p text:style-name="P44">EXPOSE 80</text:p>
      <text:p text:style-name="P45"/>
      <text:p text:style-name="P46"># set the default application that will start when the container start</text:p>
      <text:p text:style-name="P47">ENTRYPOINT ["/usr/sbin/httpd", "-D", "FOREGROUND"]</text:p>
      <text:p text:style-name="Normal">To build your container – docker build –t (tags)<text:s/>image name (Jupiter). Docker will tag the image latest.</text:p>
      <text:p text:style-name="Normal">Docker run dp(deattached) p for port we are exposing the container on and image name<text:s/></text:p>
      <text:soft-page-break/>
      <text:p text:style-name="Normal">Docker run –dp 80:80 jupiter</text:p>
      <text:p text:style-name="Normal">Docker ps , docker stop and image number, view it on local host,<text:s/></text:p>
      <text:p text:style-name="Normal">To push image to dockerhub docker login –u (username)</text:p>
      <text:p text:style-name="Normal">Docker image ls (list image)</text:p>
      <text:p text:style-name="Normal">New name (docker tag Jupiter username festyjason/name of the image again)</text:p>
      <text:p text:style-name="Normal">Docker tag Jupiter festyjason/Jupiter</text:p>
      <text:p text:style-name="Normal">Push to docker hub (docker push<text:s/>festyjason/Jupiter)</text:p>
      <text:p text:style-name="Normal">We will push the image to AWS elastic container registry (ECR) we will create IAM user with programmatic access. And will use user access key to authenticate <text:s/>with aws<text:s/>in other to push the container images to ECR and run ECS (elastic container services) fargate containers.<text:s/></text:p>
      <text:h text:style-name="P48" text:outline-level="1">Security best practices in IAM</text:h>
      <text:p text:style-name="P49"><text:a xlink:href="https://docs.aws.amazon.com/pdfs/IAM/latest/UserGuide/iam-ug.pdf#best-practices" office:target-frame-name="_top" xlink:show="replace"><text:span text:style-name="T50">PDF</text:span></text:a><text:a xlink:href="https://docs.aws.amazon.com/IAM/latest/UserGuide/aws-iam-release-notes.rss" office:target-frame-name="_top" xlink:show="replace"><text:span text:style-name="T51">RSS</text:span></text:a></text:p>
      <table:table table:style-name="Table52">
        <table:table-columns>
          <table:table-column table:style-name="TableColumn53"/>
        </table:table-columns>
        <table:table-row table:style-name="TableRow54">
          <table:table-cell table:style-name="TableCell55">
            <text:p text:style-name="P56">The AWS Identity and Access Management best practices were updated on July 14, 2022.</text:p>
          </table:table-cell>
        </table:table-row>
      </table:table>
      <text:p text:style-name="P57">To help secure your AWS resources, follow these best practices for AWS Identity and Access Management (IAM).</text:p>
      <text:h text:style-name="P58" text:outline-level="6">Topics</text:h>
      <text:list text:style-name="LFO1" text:continue-numbering="true">
        <text:list-item>
          <text:p text:style-name="P59"><text:a xlink:href="https://docs.aws.amazon.com/IAM/latest/UserGuide/best-practices.html#bp-users-federation-idp" office:target-frame-name="_top" xlink:show="replace"><text:span text:style-name="T60">Require human users to use federation with an identity provider to access AWS using temporary credentials</text:span></text:a></text:p>
        </text:list-item>
        <text:list-item>
          <text:p text:style-name="P61"><text:a xlink:href="https://docs.aws.amazon.com/IAM/latest/UserGuide/best-practices.html#bp-workloads-use-roles" office:target-frame-name="_top" xlink:show="replace"><text:span text:style-name="T62">Require workloads to use temporary credentials with IAM roles to access AWS</text:span></text:a></text:p>
        </text:list-item>
        <text:list-item>
          <text:p text:style-name="P63"><text:a xlink:href="https://docs.aws.amazon.com/IAM/latest/UserGuide/best-practices.html#enable-mfa-for-privileged-users" office:target-frame-name="_top" xlink:show="replace"><text:span text:style-name="T64">Require multi-factor authentication (MFA)</text:span></text:a></text:p>
        </text:list-item>
        <text:list-item>
          <text:p text:style-name="P65"><text:a xlink:href="https://docs.aws.amazon.com/IAM/latest/UserGuide/best-practices.html#rotate-credentials" office:target-frame-name="_top" xlink:show="replace"><text:span text:style-name="T66">Rotate access keys regularly for use cases that require long-term credentials</text:span></text:a></text:p>
        </text:list-item>
        <text:list-item>
          <text:p text:style-name="P67"><text:a xlink:href="https://docs.aws.amazon.com/IAM/latest/UserGuide/best-practices.html#lock-away-credentials" office:target-frame-name="_top" xlink:show="replace"><text:span text:style-name="T68">Safeguard your root user credentials and don't use them for everyday tasks</text:span></text:a></text:p>
        </text:list-item>
        <text:list-item>
          <text:p text:style-name="P69"><text:a xlink:href="https://docs.aws.amazon.com/IAM/latest/UserGuide/best-practices.html#grant-least-privilege" office:target-frame-name="_top" xlink:show="replace"><text:span text:style-name="T70">Apply least-privilege permissions</text:span></text:a></text:p>
        </text:list-item>
        <text:list-item>
          <text:p text:style-name="P71"><text:a xlink:href="https://docs.aws.amazon.com/IAM/latest/UserGuide/best-practices.html#bp-use-aws-defined-policies" office:target-frame-name="_top" xlink:show="replace"><text:span text:style-name="T72">Get started with AWS managed policies and move toward least-privilege permissions</text:span></text:a></text:p>
        </text:list-item>
        <text:list-item>
          <text:p text:style-name="P73"><text:a xlink:href="https://docs.aws.amazon.com/IAM/latest/UserGuide/best-practices.html#bp-gen-least-privilege-policies" office:target-frame-name="_top" xlink:show="replace"><text:span text:style-name="T74">Use IAM Access Analyzer to generate least-privilege policies based on access activity</text:span></text:a></text:p>
        </text:list-item>
        <text:list-item>
          <text:p text:style-name="P75"><text:a xlink:href="https://docs.aws.amazon.com/IAM/latest/UserGuide/best-practices.html#remove-credentials" office:target-frame-name="_top" xlink:show="replace"><text:span text:style-name="T76">Regularly review and remove unused users, roles, permissions, policies, and credentials</text:span></text:a></text:p>
        </text:list-item>
        <text:list-item>
          <text:p text:style-name="P77"><text:a xlink:href="https://docs.aws.amazon.com/IAM/latest/UserGuide/best-practices.html#use-policy-conditions" office:target-frame-name="_top" xlink:show="replace"><text:span text:style-name="T78">Use conditions in IAM policies to further restrict access</text:span></text:a></text:p>
        </text:list-item>
        <text:list-item>
          <text:p text:style-name="P79"><text:a xlink:href="https://docs.aws.amazon.com/IAM/latest/UserGuide/best-practices.html#bp-preview-access" office:target-frame-name="_top" xlink:show="replace"><text:span text:style-name="T80">Verify public and cross-account access to resources with IAM Access Analyzer</text:span></text:a></text:p>
        </text:list-item>
        <text:list-item>
          <text:p text:style-name="P81"><text:a xlink:href="https://docs.aws.amazon.com/IAM/latest/UserGuide/best-practices.html#best-practice-policy-validation" office:target-frame-name="_top" xlink:show="replace"><text:span text:style-name="T82">Use IAM Access Analyzer to validate your IAM policies to ensure secure and functional permissions</text:span></text:a></text:p>
        </text:list-item>
        <text:list-item>
          <text:p text:style-name="P83"><text:a xlink:href="https://docs.aws.amazon.com/IAM/latest/UserGuide/best-practices.html#bp-permissions-guardrails" office:target-frame-name="_top" xlink:show="replace"><text:span text:style-name="T84">Establish permissions guardrails across multiple accounts</text:span></text:a></text:p>
        </text:list-item>
        <text:list-item>
          <text:p text:style-name="P85"><text:a xlink:href="https://docs.aws.amazon.com/IAM/latest/UserGuide/best-practices.html#bp-permissions-boundaries" office:target-frame-name="_top" xlink:show="replace"><text:span text:style-name="T86">Use permissions boundaries to delegate permissions management within an account</text:span></text:a></text:p>
        </text:list-item>
      </text:list>
      <text:soft-page-break/>
      <text:h text:style-name="P87" text:outline-level="2">Require human users to use federation with an identity provider to access AWS using temporary credentials</text:h>
      <text:p text:style-name="P88"><text:span text:style-name="T89">Human users, also known as </text:span><text:span text:style-name="T90">human identities,</text:span><text:span text:style-name="T91"> are the people, administrators, developers, operators, and consumers of your applications. They must have an identity to access your AWS environments and applications. Human users that are members of your organization are also known as </text:span><text:span text:style-name="T92">workforce identities.</text:span><text:span text:style-name="T93"> Human users can also be external users with whom you collaborate, and who interact with your AWS resources. They can do this via a web browser, client application, mobile app, or interactive command-line tools.</text:span></text:p>
      <text:p text:style-name="P94"><text:span text:style-name="T95">Require your human users to use temporary credentials when accessing AWS. You can use an identity provider for your human users to provide federated access to AWS accounts by assuming roles, which provide temporary credentials. For centralized access management, we recommend that you use </text:span><text:a xlink:href="https://docs.aws.amazon.com/singlesignon/latest/userguide/getting-started.html" office:target-frame-name="_top" xlink:show="replace"><text:span text:style-name="T96">AWS IAM Identity Center (successor to AWS Single Sign-On) (IAM Identity Center)</text:span></text:a><text:span text:style-name="T97"> to manage access to your accounts and permissions within those accounts. You can manage your user identities with IAM Identity Center, or manage access permissions for user identities in IAM Identity Center from an external identity provider. For more information, see </text:span><text:a xlink:href="https://docs.aws.amazon.com/singlesignon/latest/userguide/what-is.html" office:target-frame-name="_top" xlink:show="replace"><text:span text:style-name="T98">What is AWS IAM Identity Center (successor to AWS Single Sign-On)</text:span></text:a><text:span text:style-name="T99"> in the </text:span><text:span text:style-name="T100">AWS IAM Identity Center (successor to AWS Single Sign-On) User Guide</text:span><text:span text:style-name="T101">.</text:span></text:p>
      <text:p text:style-name="P102"><text:span text:style-name="T103">For more information about roles, see </text:span><text:a xlink:href="https://docs.aws.amazon.com/IAM/latest/UserGuide/id_roles_terms-and-concepts.html" office:target-frame-name="_top" xlink:show="replace"><text:span text:style-name="T104">Roles terms and concepts</text:span></text:a><text:span text:style-name="T105">.</text:span></text:p>
      <text:h text:style-name="P106" text:outline-level="2">Require workloads to use temporary credentials with IAM roles to access AWS</text:h>
      <text:p text:style-name="P107"><text:span text:style-name="T108">A </text:span><text:span text:style-name="T109">workload</text:span><text:span text:style-name="T110"> is a collection of resources and code that delivers business value, such as an application or backend process. Your workload can have applications, operational tools, and components that require an identity to make requests to AWS services, such as requests to read data. These identities include machines running in your AWS environments, such as Amazon EC2 instances or AWS Lambda functions.</text:span></text:p>
      <text:p text:style-name="P111"><text:span text:style-name="T112">You can also manage </text:span><text:span text:style-name="T113">machine identities</text:span><text:span text:style-name="T114"> for external parties who need access. To give access to machine identities, you can use IAM roles. IAM roles have specific permissions and provide a way to access AWS by relying on temporary security credentials with a role session. Additionally, you might have machines outside of AWS that need access to your AWS environments. For machines that run outside of AWS you can use </text:span><text:a xlink:href="https://docs.aws.amazon.com/rolesanywhere/latest/userguide/introduction.html" office:target-frame-name="_top" xlink:show="replace"><text:span text:style-name="T115">AWS Identity and Access Management Roles Anywhere</text:span></text:a><text:span text:style-name="T116">. For more information about roles, see </text:span><text:a xlink:href="https://docs.aws.amazon.com/IAM/latest/UserGuide/id_roles.html" office:target-frame-name="_top" xlink:show="replace"><text:span text:style-name="T117">IAM roles</text:span></text:a><text:span text:style-name="T118">. For<text:s/></text:span><text:soft-page-break/><text:span text:style-name="T119">details about how to use roles to delegate access across AWS accounts, see </text:span><text:a xlink:href="https://docs.aws.amazon.com/IAM/latest/UserGuide/tutorial_cross-account-with-roles.html" office:target-frame-name="_top" xlink:show="replace"><text:span text:style-name="T120">IAM tutorial: Delegate access across AWS accounts using IAM roles</text:span></text:a><text:span text:style-name="T121">.</text:span></text:p>
      <text:h text:style-name="P122" text:outline-level="2">Require multi-factor authentication (MFA)</text:h>
      <text:p text:style-name="P123"><text:span text:style-name="T124">We recommend using IAM roles for human users and workloads that access your AWS resources so that they use temporary credentials. However, for scenarios in which you need an IAM user or root user in your account, require MFA for additional security. With MFA, users have a device that generates a response to an authentication challenge. Each user's credentials and device-generated response are required to complete the sign-in process. For more information, see </text:span><text:a xlink:href="https://docs.aws.amazon.com/IAM/latest/UserGuide/id_credentials_mfa.html" office:target-frame-name="_top" xlink:show="replace"><text:span text:style-name="T125">Using multi-factor authentication (MFA) in AWS</text:span></text:a><text:span text:style-name="T126">.</text:span></text:p>
      <text:p text:style-name="P127"><text:span text:style-name="T128">If you use IAM Identity Center for centralized access management for human users, you can use the IAM Identity Center MFA capabilities when your identity source is configured with the IAM Identity Center identity store, AWS Managed Microsoft AD, or AD Connector. For more information about MFA in IAM Identity Center see </text:span><text:a xlink:href="https://docs.aws.amazon.com/singlesignon/latest/userguide/enable-mfa.html" office:target-frame-name="_top" xlink:show="replace"><text:span text:style-name="T129">Multi-factor authentication</text:span></text:a><text:span text:style-name="T130"> in the </text:span><text:span text:style-name="T131">AWS IAM Identity Center (successor to AWS Single Sign-On) User Guide</text:span><text:span text:style-name="T132">.</text:span></text:p>
      <text:h text:style-name="P133" text:outline-level="2">Rotate access keys regularly for use cases that require long-term credentials</text:h>
      <text:p text:style-name="P134"><text:span text:style-name="T135">Where possible, we recommend relying on temporary credentials instead of creating long-term credentials such as access keys. However, for scenarios in which you need IAM users with programmatic access and long-term credentials, we recommend that you rotate access keys. Regularly rotating long-term credentials helps you familiarize yourself with the process. This is useful in case you are ever in a situation where you must rotate credentials, such as when an employee leaves your company. We recommend that you use </text:span><text:span text:style-name="T136">IAM access last used information</text:span><text:span text:style-name="T137"> to rotate and remove access keys safely. For more information, see </text:span><text:a xlink:href="https://docs.aws.amazon.com/IAM/latest/UserGuide/id_credentials_access-keys.html#Using_RotateAccessKey" office:target-frame-name="_top" xlink:show="replace"><text:span text:style-name="T138">Rotating access keys</text:span></text:a><text:span text:style-name="T139">.</text:span></text:p>
      <text:p text:style-name="P140">There are specific use cases that require long-term credentials with IAM users in AWS. Some of the use cases include the following:</text:p>
      <text:list text:style-name="LFO2" text:continue-numbering="true">
        <text:list-item>
          <text:p text:style-name="P141"><text:span text:style-name="T142">Workloads that cannot use IAM roles</text:span><text:span text:style-name="T143"> – You might run a workload from a location that needs to access AWS. In some situations, you can't use IAM roles to provide temporary credentials, such as for WordPress plugins. In these situations, use IAM user long-term access keys for that workload to authenticate to AWS.</text:span></text:p>
        </text:list-item>
        <text:list-item>
          <text:p text:style-name="P144"><text:span text:style-name="T145">Third-party AWS clients</text:span><text:span text:style-name="T146"> – If you are using tools that don’t support access with IAM Identity Center, such as third-party AWS clients or vendors that are not hosted on AWS, use IAM user long-term access keys.</text:span></text:p>
        </text:list-item>
        <text:list-item>
          <text:p text:style-name="P147"><text:span text:style-name="T148">AWS CodeCommit access</text:span><text:span text:style-name="T149"> – If you are using CodeCommit to store your code, you can use an IAM user with either SSH keys or service-specific credentials for CodeCommit to authenticate to your repositories. We recommend that you do this in addition to using a user in IAM Identity Center for normal authentication. Users in IAM Identity Center are the people in your workforce who need access to your AWS accounts or to your cloud applications. To give users access to your CodeCommit repositories without configuring IAM users, you can configure the </text:span><text:span text:style-name="T150">git-remote-codecommit</text:span><text:span text:style-name="T151"> utility. For more information about IAM and CodeCommit, see </text:span><text:a xlink:href="https://docs.aws.amazon.com/IAM/latest/UserGuide/id_credentials_ssh-keys.html" office:target-frame-name="_top" xlink:show="replace"><text:span text:style-name="T152">Using IAM with CodeCommit: Git credentials, SSH keys, and AWS access keys</text:span></text:a><text:span text:style-name="T153">. For more information about configuring the </text:span><text:span text:style-name="T154">git-remote-codecommit</text:span><text:span text:style-name="T155"> utility, see </text:span><text:a xlink:href="https://docs.aws.amazon.com/codecommit/latest/userguide/temporary-access.html#temporary-access-configure-credentials" office:target-frame-name="_top" xlink:show="replace"><text:span text:style-name="T156">Connecting to AWS CodeCommit repositories with rotating credentials</text:span></text:a><text:span text:style-name="T157"> in the </text:span><text:span text:style-name="T158">AWS CodeCommit User Guide</text:span><text:span text:style-name="T159">.</text:span></text:p>
        </text:list-item>
        <text:list-item>
          <text:p text:style-name="P160"><text:span text:style-name="T161">Amazon Keyspaces (for Apache Cassandra) access</text:span><text:span text:style-name="T162"> – In a situation where you are unable to use users in IAM Identity Center, such as for testing purposes for Cassandra compatibility, you can use an IAM user with service-specific credentials to authenticate with Amazon Keyspaces. Users in IAM Identity Center are the people in your workforce who need access to your AWS accounts or to your cloud applications. You can also connect to Amazon Keyspaces using temporary credentials. For more information, see </text:span><text:a xlink:href="https://docs.aws.amazon.com/keyspaces/latest/devguide/access.credentials.html#temporary.credentials.IAM" office:target-frame-name="_top" xlink:show="replace"><text:span text:style-name="T163">Using temporary credentials to connect to Amazon Keyspaces using an IAM role and the SigV4 plugin</text:span></text:a><text:span text:style-name="T164"> in the </text:span><text:span text:style-name="T165">Amazon Keyspaces (for Apache Cassandra) Developer Guide</text:span><text:span text:style-name="T166">.</text:span></text:p>
        </text:list-item>
      </text:list>
      <text:h text:style-name="P167" text:outline-level="2">Safeguard your root user credentials and don't use them for everyday tasks</text:h>
      <text:p text:style-name="P168"><text:span text:style-name="T169">When you create an AWS account you establish a root user name and password to sign in to the AWS Management Console. Safeguard your root user credentials the same way you would protect other sensitive personal information. You can do this by configuring MFA for your root user credentials. We don't recommend generating access keys for your root user, because they allow full access to all your resources for all AWS services, including your billing information. Don’t use your root user for everyday tasks. Use the root user to complete the tasks that only the root user can perform. For the complete list of tasks that require you to sign in as the root user, see </text:span><text:a xlink:href="https://docs.aws.amazon.com/accounts/latest/reference/root-user-tasks.html" office:target-frame-name="_top" xlink:show="replace"><text:span text:style-name="T170">Tasks that require root user credentials</text:span></text:a><text:span text:style-name="T171"> in the </text:span><text:span text:style-name="T172">AWS Account Management Reference Guide</text:span><text:span text:style-name="T173">.</text:span></text:p>
      <text:p text:style-name="P174"><text:span text:style-name="T175">For additional best practices, see </text:span><text:a xlink:href="https://docs.aws.amazon.com/accounts/latest/reference/best-practices-root-user.html" office:target-frame-name="_top" xlink:show="replace"><text:span text:style-name="T176">Best practices to protect your account's root user</text:span></text:a><text:span text:style-name="T177"> in the </text:span><text:span text:style-name="T178">AWS Account Management User Guide</text:span><text:span text:style-name="T179">.</text:span></text:p>
      <text:soft-page-break/>
      <text:h text:style-name="P180" text:outline-level="2">Apply least-privilege permissions</text:h>
      <text:p text:style-name="P181"><text:span text:style-name="T182">When you set permissions with IAM policies, grant only the permissions required to perform a task. You do this by defining the actions that can be taken on specific resources under specific conditions, also known as </text:span><text:span text:style-name="T183">least-privilege permissions</text:span><text:span text:style-name="T184">. You might start with broad permissions while you explore the permissions that are required for your workload or use case. As your use case matures, you can work to reduce the permissions that you grant to work toward least privilege. For more information about using IAM to apply permissions, see </text:span><text:a xlink:href="https://docs.aws.amazon.com/IAM/latest/UserGuide/access_policies.html" office:target-frame-name="_top" xlink:show="replace"><text:span text:style-name="T185">Policies and permissions in IAM</text:span></text:a><text:span text:style-name="T186">.</text:span></text:p>
      <text:h text:style-name="P187" text:outline-level="2">Get started with AWS managed policies and move toward least-privilege permissions</text:h>
      <text:p text:style-name="P188"><text:span text:style-name="T189">To get started granting permissions to your users and workloads, use the </text:span><text:span text:style-name="T190">AWS managed policies</text:span><text:span text:style-name="T191"> that grant permissions for many common use cases. They are available in your AWS account. Keep in mind that AWS managed policies might not grant least-privilege permissions for your specific use cases because they are available for use by all AWS customers. As a result, we recommend that you reduce permissions further by defining </text:span><text:a xlink:href="https://docs.aws.amazon.com/IAM/latest/UserGuide/access_policies_managed-vs-inline.html#customer-managed-policies" office:target-frame-name="_top" xlink:show="replace"><text:span text:style-name="T192">customer managed policies</text:span></text:a><text:span text:style-name="T193"> that are specific to your use cases. For more information, see </text:span><text:a xlink:href="https://docs.aws.amazon.com/IAM/latest/UserGuide/access_policies_managed-vs-inline.html#aws-managed-policies" office:target-frame-name="_top" xlink:show="replace"><text:span text:style-name="T194">AWS managed policies</text:span></text:a><text:span text:style-name="T195">. For more information about AWS managed policies that are designed for specific job functions, see </text:span><text:a xlink:href="https://docs.aws.amazon.com/IAM/latest/UserGuide/access_policies_job-functions.html" office:target-frame-name="_top" xlink:show="replace"><text:span text:style-name="T196">AWS managed policies for job functions</text:span></text:a><text:span text:style-name="T197">.</text:span></text:p>
      <text:h text:style-name="P198" text:outline-level="2">Use IAM Access Analyzer to generate least-privilege policies based on access activity</text:h>
      <text:p text:style-name="P199"><text:span text:style-name="T200">To grant only the permissions required to perform a task, you can generate policies based on your access activity that is logged in AWS CloudTrail. </text:span><text:a xlink:href="https://docs.aws.amazon.com/IAM/latest/UserGuide/what-is-access-analyzer.html" office:target-frame-name="_top" xlink:show="replace"><text:span text:style-name="T201">IAM Access Analyzer</text:span></text:a><text:span text:style-name="T202"> analyzes the services and actions that your IAM roles use, and then generates a fine-grained policy that you can use. After you test each generated policy, you can deploy the policy to your production environment. This ensures that you grant only the required permissions to your workloads. For more information about policy generation, see </text:span><text:a xlink:href="https://docs.aws.amazon.com/IAM/latest/UserGuide/access-analyzer-policy-generation.html" office:target-frame-name="_top" xlink:show="replace"><text:span text:style-name="T203">IAM Access Analyzer policy generation</text:span></text:a><text:span text:style-name="T204">.</text:span></text:p>
      <text:h text:style-name="P205" text:outline-level="2">Regularly review and remove unused users, roles, permissions, policies, and credentials</text:h>
      <text:soft-page-break/>
      <text:p text:style-name="P206"><text:span text:style-name="T207">You might have IAM users, roles, permissions, policies, or credentials that you no longer need in your AWS account. IAM provides </text:span><text:span text:style-name="T208">last accessed information</text:span><text:span text:style-name="T209"> to help you identify the users, roles, permissions, policies, and credentials that you no longer need so that you can remove them. This helps you reduce the number of users, roles, permissions, policies, and credentials that you have to monitor. You can also use this information to refine your IAM policies to better adhere to least-privilege permissions. For more information, see </text:span><text:a xlink:href="https://docs.aws.amazon.com/IAM/latest/UserGuide/access_policies_access-advisor.html" office:target-frame-name="_top" xlink:show="replace"><text:span text:style-name="T210">Refining permissions in AWS using last accessed information</text:span></text:a><text:span text:style-name="T211">.</text:span></text:p>
      <text:h text:style-name="P212" text:outline-level="2">Use conditions in IAM policies to further restrict access</text:h>
      <text:p text:style-name="P213"><text:span text:style-name="T214">You can specify conditions under which a policy statement is in effect. That way, you can grant access to actions and resources, but only if the access request meets specific conditions. For example, you can write a policy condition to specify that all requests must be sent using SSL. You can also use conditions to grant access to service actions, but only if they are used through a specific AWS service, such as AWS CloudFormation. For more information, see </text:span><text:a xlink:href="https://docs.aws.amazon.com/IAM/latest/UserGuide/reference_policies_elements_condition.html" office:target-frame-name="_top" xlink:show="replace"><text:span text:style-name="T215">IAM JSON policy elements: Condition</text:span></text:a><text:span text:style-name="T216">.</text:span></text:p>
      <text:h text:style-name="P217" text:outline-level="2">Verify public and cross-account access to resources with IAM Access Analyzer</text:h>
      <text:p text:style-name="P218"><text:span text:style-name="T219">Before you grant permissions for public or cross-account access in AWS, we recommend that you verify if such access is required. You can use IAM Access Analyzer to help you preview and analyze public and cross-account access for supported resource types. You do this by reviewing the </text:span><text:a xlink:href="https://docs.aws.amazon.com/IAM/latest/UserGuide/access-analyzer-findings.html" office:target-frame-name="_top" xlink:show="replace"><text:span text:style-name="T220">findings</text:span></text:a><text:span text:style-name="T221"> that IAM Access Analyzer generates. These findings help you verify that your resource access controls grant the access that you expect. Additionally, as you update public and cross-account permissions, you can verify the effect of your changes before deploying new access controls to your resources. IAM Access Analyzer also monitors supported resource types continuously and generates a finding for resources that allow public or cross-account access. For more information, see </text:span><text:a xlink:href="https://docs.aws.amazon.com/IAM/latest/UserGuide/access-analyzer-preview-access-apis.html" office:target-frame-name="_top" xlink:show="replace"><text:span text:style-name="T222">Previewing access with IAM Access Analyzer APIs</text:span></text:a><text:span text:style-name="T223">.</text:span></text:p>
      <text:h text:style-name="P224" text:outline-level="2">Use IAM Access Analyzer to validate your IAM policies to ensure secure and functional permissions</text:h>
      <text:p text:style-name="P225"><text:span text:style-name="T226">Validate the policies you create to ensure that they adhere to the </text:span><text:a xlink:href="https://docs.aws.amazon.com/IAM/latest/UserGuide/access_policies.html#access_policies-json" office:target-frame-name="_top" xlink:show="replace"><text:span text:style-name="T227">IAM policy language</text:span></text:a><text:span text:style-name="T228"> (JSON) and IAM best practices. You can validate your policies by using IAM<text:s/></text:span><text:soft-page-break/><text:span text:style-name="T229">Access Analyzer policy validation. IAM Access Analyzer provides more than 100 policy checks and actionable recommendations to help you author secure and functional policies. As you author new policies or edit existing policies in the console, IAM Access Analyzer provides recommendations to help you refine and validate your policies before you save them. Additionally, we recommend that you review and validate all of your existing policies. For more information, see </text:span><text:a xlink:href="https://docs.aws.amazon.com/IAM/latest/UserGuide/access-analyzer-policy-validation.html" office:target-frame-name="_top" xlink:show="replace"><text:span text:style-name="T230">IAM Access Analyzer policy validation</text:span></text:a><text:span text:style-name="T231">. For more information about policy checks provided by IAM Access Analyzer, see </text:span><text:a xlink:href="https://docs.aws.amazon.com/IAM/latest/UserGuide/access-analyzer-reference-policy-checks.html" office:target-frame-name="_top" xlink:show="replace"><text:span text:style-name="T232">IAM Access Analyzer policy check reference</text:span></text:a><text:span text:style-name="T233">.</text:span></text:p>
      <text:h text:style-name="P234" text:outline-level="2">Establish permissions guardrails across multiple accounts</text:h>
      <text:p text:style-name="P235"><text:span text:style-name="T236">As you scale your workloads, separate them by using multiple accounts that are managed with AWS Organizations. We recommend that you use Organizations </text:span><text:a xlink:href="https://docs.aws.amazon.com/organizations/latest/userguide/orgs_manage_policies_scps.html" office:target-frame-name="_top" xlink:show="replace"><text:span text:style-name="T237">service control policies</text:span></text:a><text:span text:style-name="T238"> (SCPs) to establish permissions guardrails to control access for all IAM users and roles across your accounts. SCPs are a type of organization policy that you can use to manage permissions in your organization at the AWS organization, OU, or account level. The permissions guardrails that you establish apply to all users and roles within the covered accounts. However, SCPs alone are insufficient to grant permissions to the accounts in your organization. To do this, your administrator must attach </text:span><text:a xlink:href="https://docs.aws.amazon.com/IAM/latest/UserGuide/access_policies_identity-vs-resource.html" office:target-frame-name="_top" xlink:show="replace"><text:span text:style-name="T239">identity-based or resource-based policies</text:span></text:a><text:span text:style-name="T240"> to IAM users, IAM roles, or the resources in your accounts. For more information, see </text:span><text:a xlink:href="https://docs.aws.amazon.com/prescriptive-guidance/latest/security-reference-architecture/organizations.html" office:target-frame-name="_top" xlink:show="replace"><text:span text:style-name="T241">AWS Organizations, accounts, and IAM guardrails</text:span></text:a><text:span text:style-name="T242">.</text:span></text:p>
      <text:h text:style-name="P243" text:outline-level="2">Use permissions boundaries to delegate permissions management within an account</text:h>
      <text:p text:style-name="P244"><text:span text:style-name="T245">In some scenarios, you might want to delegate permissions management within an account to others. For example, you could allow developers to create and manage roles for their workloads. When you delegate permissions to others, use </text:span><text:span text:style-name="T246">permissions boundaries</text:span><text:span text:style-name="T247"> to set the maximum permissions that you delegate. A permissions boundary is an advanced feature for using a managed policy to set the maximum permissions that an identity-based policy can grant to an IAM role. A permissions boundary does not grant permissions on its own. For more information, see </text:span><text:a xlink:href="https://docs.aws.amazon.com/IAM/latest/UserGuide/access_policies_boundaries.html" office:target-frame-name="_top" xlink:show="replace"><text:span text:style-name="T248">Permissions boundaries for IAM entities</text:span></text:a></text:p>
      <text:p text:style-name="P249">To push to Elastic container registry , go to google and search for aws ecr cli , go down to example and copy the command line and adjust it with username nans name of the repository.</text:p>
      <text:p text:style-name="P250">aws ecr create-repository --repository-name jupiter --region us-east-1</text:p>
      <text:soft-page-break/>
      <text:p text:style-name="P251">after pushing you have to go the region to able to see the ecr you push to repo. In the example you have to us-east-1</text:p>
      <text:p text:style-name="P252">Tags are key-value pairs you can add to AWS resources to help identify, organize, or search for resources. Choose any tags you want to associate with this user.</text:p>
      <text:p text:style-name="P253"><text:span text:style-name="T254">aws ecr create-repository --repository-name jupiter --region us-east-1</text:span><text:span text:style-name="T25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Open Sans" svg:font-family="Open Sans" style:font-family-generic="roman" svg:panose-1="0 0 0 0 0 0 0 0 0 0"/>
    <style:font-face style:name="Amazon Ember" svg:font-family="Amazon Ember" style:font-family-generic="roman"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fo:hyphenate="false"/>
    </style:style>
    <style:style style:name="Heading6" style:display-name="Heading 6" style:family="paragraph" style:parent-style-name="Normal" style:default-outline-level="6">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7.5pt" style:font-size-asian="7.5pt" style:font-size-complex="7.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fo:font-size="7.5pt" style:font-size-asian="7.5pt" style:font-size-complex="7.5pt" style:language-asian="en" style:country-asian="GB"/>
    </style:style>
    <style:style style:name="Emphasis" style:display-name="Emphasis" style:family="text" style:parent-style-name="DefaultParagraphFont">
      <style:text-properties fo:font-style="italic" style:font-style-asian="italic" style:font-style-complex="italic"/>
    </style:style>
    <style:style style:name="topcom" style:display-name="topcom"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stus Okhaishie</meta:initial-creator>
    <dc:creator>Festus Okhaishie</dc:creator>
    <meta:creation-date>2023-05-06T23:56:00Z</meta:creation-date>
    <dc:date>2023-05-07T08:18:00Z</dc:date>
    <meta:template xlink:href="Normal" xlink:type="simple"/>
    <meta:editing-cycles>18</meta:editing-cycles>
    <meta:editing-duration>PT0S</meta:editing-duration>
    <meta:document-statistic meta:page-count="10" meta:paragraph-count="49" meta:word-count="3684" meta:character-count="24635" meta:row-count="175" meta:non-whitespace-character-count="21000"/>
  </office:meta>
</office:document-meta>
</file>